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yreneB" svg:font-family="styreneB, 'styreneB Fallback', ui-sans-serif, system-ui, apple-system, BlinkMacSystemFont, 'Segoe UI', Roboto, 'Helvetica Neue', Arial, 'Noto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3d3929" style:font-name="styreneB" fo:font-size="11.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minulla on react vite mern stack "kiinteistövälitys" sovellus jota testaan nyt kehittäjätilassa sekä koe julkaisuna. Sovelluksessa on joitain mikrotoimintoja kuten google maps, GooglePlacesAutocomplete, aws ses jne,. nyt kun testaan sovellusta huomaan että kohteiden haku paikkahaun perusteella ei toimi täydellisesti: kun anna paikaksi "kangasala, suomi" saan haku tuloksina myös "tesoma, suomi" kohteita ja toisin päin. osaatko kertoa missä vika?</text:p>
      <text:p text:style-name="Standard"/>
      <text:p text:style-name="Standard"/>
      <text:p text:style-name="Standard"/>
      <text:p text:style-name="P1"><text:line-break/><text:span text:style-name="T1">Minulla on React / Vite mern stack "kiinteistövälitys" sovellus jota testaan nyt kehittäjätilassa sekä koe julkaisuna. Sovelluksen idea on että käyttäjä voi hakea itselleen sopivia kohteita paikka haun perusteella ja sovelluksessa onkin joitain mikrotoimintoja tämän toiminnon toteuttamiseksi kuten google maps, GooglePlacesAutocomplete, aws ses jne,. nyt kun testaan sovellusta huomaan että kohteiden haku paikkahaun perusteella ei toimi täydellisesti, console log kertoo että API avaimien kanssa on ongelmia. Google API avaimet sekä kaikki muutkin ympäristömuuttujat ovat kuitenkin merkattu täysin korrektisti .env ja config.js joiden kautta niitä käytetään. Olen tehnyt useita muutoksia koodiin ja luulen että on vika on search/api rakenteessa tai siinä ettei pyyntö ole koodissa lainkaan. osaatko kertoa missä vika? Ohessa on liite tiedostoina client ja server hakemistojen tärkeimpiä tiedostoja haku ominaisuutta ajatellen. Lisäsin mm. SearchMain.jsx tiedostoon console.logeja ja nyt kun käynnistän sovelluksen ja yritän tehdä hakua paikkaan "Tesoma, Tampere" perustuen saan selaimen konsoliin: </text:span></text:p>
      <text:p text:style-name="P1"><text:span text:style-name="T1"/></text:p>
      <text:p text:style-name="P1"><text:span text:style-name="T1"/></text:p>
      <text:p text:style-name="P3"><text:span text:style-name="T1">ok, tein koodiin ehdottamasi muutokset, poistin kokonaan geocode.js tiedoston ja tarkistin GOOGLE_GEOCODE_API_KEY. Nyt kun yritän tehdä haun paikkaan "London" saan selaimen konsoliin: SearchMain.jsx:72 GET http://localhost:8000/api/api/geocode?place_id=ChIJdd4hrwug2EcRmSrV3Vo6llI 404 (Not Found) eli </text:span>näyttää siltä että geocode kutsussa / osoitteessa on yksin "api" liikaa, en ole kokenut fullstack koodaaja enkä tiedä johtuuko se siitä että minulla on client/config.js export const API = import.meta.env.VITE_API; joka on client/.env: VITE_API=<text:a xlink:type="simple" xlink:href="http://localhost:8000/api" text:style-name="Internet_20_link" text:visited-style-name="Visited_20_Internet_20_Link">http://localhost:8000/api</text:a> myös vite.config.js sisältää ”api” määrittelyn. En myöskään tiedä pitäisikö minun määritellä ja jos pitää niin miten geocode reitti server puolelle, esim router.get("/geocode"); tms,. osaatko auttaa hieman näiden asioiden kanssa?</text:p>
      <text:p text:style-name="P3"/>
      <text:p text:style-name="P3"/>
      <text:p text:style-name="P3"/>
      <text:p text:style-name="P3">Minulla on React / Vite mern stack "kiinteistövälitys" sovellus jota testaan nyt kehittäjätilassa sekä koe julkaisuna. Sovelluksen idea on että käyttäjä voi hakea itselleen sopivia kohteita paikka haun perusteella ja sovelluksessa onkin joitain mikrotoimintoja tämän toiminnon toteuttamiseksi kuten google maps, GooglePlacesAutocomplete, aws ses jne,. API avaimet sekä muut ympäristömuuttujat ovat merkattu .env korrektisti. Kuitenkin kun testaan sovellusta huomaan että kohteiden haku paikkahaun perusteella ei toimi Kun yritän tehdä haun paikkaan "London" saan selaimen konsoliin: SearchMain.jsx:72 GET http://localhost:8000/api/api/geocode?place_id=ChIJdd4hrwug2EcRmSrV3Vo6llI 404 (Not Found) eli näyttää siltä että geocode kutsussa / osoitteessa on yksin "api" liikaa, en ole kokenut fullstack koodaaja enkä tiedä johtuuko se siitä että minulla on client/config.js export const API = import.meta.env.VITE_API; joka on <text:soft-page-break/>client/.env: VITE_API=http://localhost:8000/api myös vite.config.js sisältää ”api” määrittelyn. Kun muutan client/SearchMain.jsx koodin const res = await axios.get(`/geocode`, { params: { place_id: placeId } eli poistan "api" tästä saan: GET http://localhost:8000/api/geocode?place_id=ChIJdd4hrwug2EcRmSrV3Vo6llI 404 (Not Found) - olen ymmälläni. En myöskään tiedä pitäisikö minun määritellä ja jos pitää niin miten geocode reitti server puolelle, esim router.get("/geocode"); tms,. osaatko auttaa hieman näiden asioiden kanssa? tärkeimmät geocode asiaa koskevat tiedostot ohessa liite tiedostoina. </text:p>
      <text:p text:style-name="P3"/>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yreneB" svg:font-family="styreneB, 'styreneB Fallback', ui-sans-serif, system-ui, apple-system, BlinkMacSystemFont, 'Segoe UI', Roboto, 'Helvetica Neue', Arial, 'Noto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2T13:33:39.78</meta:creation-date>
    <dc:date>2025-02-11T12:54:43.07</dc:date>
    <meta:editing-duration>PT2H4M49S</meta:editing-duration>
    <meta:editing-cycles>3</meta:editing-cycles>
    <meta:generator>OpenOffice/4.1.15$Win32 OpenOffice.org_project/4115m2$Build-9813</meta:generator>
    <meta:document-statistic meta:table-count="0" meta:image-count="0" meta:object-count="0" meta:page-count="2" meta:paragraph-count="4" meta:word-count="509" meta:character-count="3870"/>
  </office:meta>
</office:document-meta>
</file>